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Field.getAs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String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SRational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Int(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FFFiel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SRation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Double( int 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IFFField.TIFFField( int tag , int type , int count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FFField.getAsLong(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IFFField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TIFF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FFField.getAs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Ration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Flo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Float( int 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IFFField.getAsLo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compareTo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IFFField.getAsRational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Sh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Field.getAsDou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